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99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Ваши значения ставим тут 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m</text:p>
          </table:table-cell>
          <table:table-cell office:value-type="float" office:value="0.198726" calcext:value-type="float">
            <text:p>0,198726</text:p>
          </table:table-cell>
          <table:table-cell table:style-name="ce2" office:value-type="string" calcext:value-type="string">
            <text:p>Tя</text:p>
          </table:table-cell>
          <table:table-cell office:value-type="float" office:value="0.009" calcext:value-type="float">
            <text:p>0,009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Ce</text:p>
          </table:table-cell>
          <table:table-cell office:value-type="float" office:value="0.198726" calcext:value-type="float">
            <text:p>0,198726</text:p>
          </table:table-cell>
          <table:table-cell table:style-name="ce2" office:value-type="string" calcext:value-type="string">
            <text:p>i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Cя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J</text:p>
          </table:table-cell>
          <table:table-cell office:value-type="float" office:value="0.002287502" calcext:value-type="float">
            <text:p>0,002287502</text:p>
          </table:table-cell>
          <table:table-cell table:style-name="ce2"/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4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tau_m = Tя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Tm=2 * tau_m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string" calcext:value-type="string">
            <text:p>Tм=</text:p>
          </table:table-cell>
          <table:table-cell office:value-type="float" office:value="0.03228" calcext:value-type="float">
            <text:p>0,032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m</text:p>
          </table:table-cell>
          <table:table-cell table:formula="of:=[.E3]*2" office:value-type="float" office:value="0.018" calcext:value-type="float">
            <text:p>0,01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K_01</text:p>
          </table:table-cell>
          <table:table-cell table:style-name="ce2" table:formula="of:=[.C6]/([.C3]*[.C4])" office:value-type="float" office:value="0.057923140468085" calcext:value-type="float">
            <text:p>0,0579231405</text:p>
          </table:table-cell>
          <table:table-cell table:style-name="ce2" office:value-type="string" calcext:value-type="string">
            <text:p>k_дт</text:p>
          </table:table-cell>
          <table:table-cell table:style-name="ce2" office:value-type="float" office:value="0.44" calcext:value-type="float">
            <text:p>0,44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u</text:p>
          </table:table-cell>
          <table:table-cell table:formula="of:=(2*[.C13]*[.E13]*[.E3])/([.C10]-2*[.E3])" office:value-type="float" office:value="0.0321254392512068" calcext:value-type="float">
            <text:p>0,0321254393</text:p>
          </table:table-cell>
          <table:table-cell/>
          <table:table-cell table:formula="of:=1/[.C15]" office:value-type="float" office:value="31.1279790505101" calcext:value-type="float">
            <text:p>31,127979050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K_02</text:p>
          </table:table-cell>
          <table:table-cell table:style-name="ce2" table:formula="of:=([.C11]-[.E3])*[.C3]/([.E13]*[.C10]*[.C6])" office:value-type="float" office:value="55.0490103132548" calcext:value-type="float">
            <text:p>55,0490103133</text:p>
          </table:table-cell>
          <table:table-cell table:style-name="ce2" office:value-type="string" calcext:value-type="string">
            <text:p>k_дc</text:p>
          </table:table-cell>
          <table:table-cell table:style-name="ce2" office:value-type="float" office:value="0.088" calcext:value-type="float">
            <text:p>0,088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Тс</text:p>
          </table:table-cell>
          <table:table-cell table:style-name="ce2" table:formula="of:=3*[.C11]" office:value-type="float" office:value="0.054" calcext:value-type="float">
            <text:p>0,054</text:p>
          </table:table-cell>
          <table:table-cell table:style-name="ce2"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K_03</text:p>
          </table:table-cell>
          <table:table-cell table:style-name="ce2" table:formula="of:=1/([.E17]*[.E4])" office:value-type="float" office:value="0.284090909090909" calcext:value-type="float">
            <text:p>0,2840909091</text:p>
          </table:table-cell>
          <table:table-cell table:style-name="ce2" office:value-type="string" calcext:value-type="string">
            <text:p>k_дп</text:p>
          </table:table-cell>
          <table:table-cell table:style-name="ce2" office:value-type="float" office:value="5" calcext:value-type="float">
            <text:p>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1:21:25.984071342</meta:creation-date>
    <dc:date>2017-12-06T23:08:10.592834870</dc:date>
    <meta:editing-duration>PT23S</meta:editing-duration>
    <meta:editing-cycles>1</meta:editing-cycles>
    <meta:document-statistic meta:table-count="1" meta:cell-count="35" meta:object-count="0"/>
    <meta:generator>LibreOffice/4.2.8.2$Linux_X86_64 LibreOffice_project/420m0$Build-2</meta:generator>
  </office:meta>
</office:document-meta>
</file>